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3.61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lbstversuch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Begonnen mit Wiki</text:p>
              </text:list-item>
              <text:list-item>
                <text:p>Probleme beim gleichzeitigen Bearbeiten von Texten</text:p>
              </text:list-item>
              <text:list-item>
                <text:p>Wo legen wir unsere Daten ab?</text:p>
              </text:list-item>
              <text:list-item>
                <text:p>Können wir so etwas wie Versionskontrolle für die Präsentationen einbau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n </meta:initial-creator>
    <meta:creation-date>2011-11-24T16:00:26</meta:creation-date>
    <meta:editing-duration>PT25M26S</meta:editing-duration>
    <meta:editing-cycles>3</meta:editing-cycles>
    <meta:generator>LibreOffice/3.4$Unix LibreOffice_project/340m1$Build-402</meta:generator>
    <dc:date>2011-12-03T17:34:37</dc:date>
    <dc:creator>roman </dc:creator>
    <meta:document-statistic meta:object-count="25"/>
  </office:meta>
</office:document-meta>
</file>